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d93e" officeooo:paragraph-rsid="0004d93e"/>
    </style:style>
    <style:style style:name="P2" style:family="paragraph" style:parent-style-name="Standard">
      <style:text-properties officeooo:rsid="0004d93e" officeooo:paragraph-rsid="000fb618"/>
    </style:style>
    <style:style style:name="P3" style:family="paragraph" style:parent-style-name="Standard">
      <style:text-properties fo:font-weight="bold" officeooo:rsid="0004d93e" officeooo:paragraph-rsid="0004d93e" style:font-weight-asian="bold" style:font-weight-complex="bold"/>
    </style:style>
    <style:style style:name="P4" style:family="paragraph" style:parent-style-name="Standard">
      <style:text-properties fo:font-weight="normal" officeooo:rsid="0004d93e" officeooo:paragraph-rsid="0004d93e" style:font-weight-asian="normal" style:font-weight-complex="normal"/>
    </style:style>
    <style:style style:name="P5" style:family="paragraph" style:parent-style-name="Standard">
      <style:text-properties fo:font-weight="normal" officeooo:rsid="0006fc58" officeooo:paragraph-rsid="0006fc58" style:font-weight-asian="normal" style:font-weight-complex="normal"/>
    </style:style>
    <style:style style:name="P6" style:family="paragraph" style:parent-style-name="Standard">
      <style:text-properties officeooo:rsid="0006a9ad" officeooo:paragraph-rsid="0006a9ad"/>
    </style:style>
    <style:style style:name="P7" style:family="paragraph" style:parent-style-name="Standard">
      <style:text-properties officeooo:paragraph-rsid="0006a9ad"/>
    </style:style>
    <style:style style:name="P8" style:family="paragraph" style:parent-style-name="Standard">
      <style:text-properties officeooo:rsid="000c7682" officeooo:paragraph-rsid="000c7682"/>
    </style:style>
    <style:style style:name="P9" style:family="paragraph" style:parent-style-name="Standard">
      <style:text-properties fo:font-weight="bold" officeooo:rsid="0004d93e" officeooo:paragraph-rsid="0004d93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a9ad" style:font-weight-asian="bold" style:font-weight-complex="bold"/>
    </style:style>
    <style:style style:name="T3" style:family="text">
      <style:text-properties officeooo:rsid="0006a9ad"/>
    </style:style>
    <style:style style:name="T4" style:family="text">
      <style:text-properties officeooo:rsid="0006fc58"/>
    </style:style>
    <style:style style:name="T5" style:family="text">
      <style:text-properties officeooo:rsid="0008ec0d"/>
    </style:style>
    <style:style style:name="T6" style:family="text">
      <style:text-properties style:text-position="super 58%"/>
    </style:style>
    <style:style style:name="T7" style:family="text">
      <style:text-properties officeooo:rsid="000da060"/>
    </style:style>
    <style:style style:name="T8" style:family="text">
      <style:text-properties officeooo:rsid="000f2761"/>
    </style:style>
    <style:style style:name="T9" style:family="text">
      <style:text-properties officeooo:rsid="001193ed"/>
    </style:style>
    <style:style style:name="T10" style:family="text">
      <style:text-properties officeooo:rsid="0012f7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quer.LIVE</text:p>
      <text:p text:style-name="P8">Made by Noah Jacobsen, Feb 3<text:span text:style-name="T6">rd</text:span>, 2021</text:p>
      <text:p text:style-name="P1">Idea:</text:p>
      <text:p text:style-name="P1">Contestants are wannabe war-mongers who have entered a TV game show called conquer.LIVE, in which contestants are shipped to an island with a small group of units. They must battle eachother to gather a set amount of victory points before their opponent.</text:p>
      <text:p text:style-name="P1"/>
      <text:p text:style-name="P1">Goal:</text:p>
      <text:p text:style-name="P1">A player must use their units to place structures, create new units, and traverse a map in order to collect victory points by completing various strategic maneuvers. These maneuvers can range from controlling a specific tile, to destroying enemy units, to collecting relics and acquiring scientific progress.</text:p>
      <text:p text:style-name="P1"/>
      <text:p text:style-name="P1">Elements:</text:p>
      <text:p text:style-name="P3">Units</text:p>
      <text:p text:style-name="P1">A player controlled character</text:p>
      <text:p text:style-name="P1">- <text:span text:style-name="T8">Card size: Should a unit be producable by card, this value represents how many slots that card will consume</text:span></text:p>
      <text:p text:style-name="P2">- Inventory: A unit may discover and carry cards. If their inventory is full, the card is left on the tile.</text:p>
      <text:p text:style-name="P2">- <text:span text:style-name="T5">Sight: A unit is able to remove fog of war from surrounding tiles. Some units can “see” further than others, and some structures may increase or decrease this sight value</text:span></text:p>
      <text:p text:style-name="P1">- Health: A unit may be killed. A unit who is killed might drop the contents of their inventory, and may be worth victory points</text:p>
      <text:p text:style-name="P1">- <text:span text:style-name="T7">Value: The number of victory points the unit is worth if killed</text:span></text:p>
      <text:p text:style-name="P1">- Specialty: A unit may have an effect that is unique to that kind of unit; i.e. water walking, mountaineering, scouting. <text:span text:style-name="T4">The specialty may also cause the unit to spawn with cards already in it’s inventory</text:span></text:p>
      <text:p text:style-name="P1"/>
      <text:p text:style-name="P3">Tiles</text:p>
      <text:p text:style-name="P4">A preexisting area on the map</text:p>
      <text:p text:style-name="P1">- <text:span text:style-name="T3">Terrain: A tile may have a unique terrain that must be traversed in a unique way, I.e mountains, water</text:span></text:p>
      <text:p text:style-name="P1">- <text:span text:style-name="T3">Drophash: A tile may be scouted for exhibition. Upon exhibition, the tile will produce cards to be gathered by units. Should a card have a greater effect than another, it will be more difficult to acquire. Tiles may have entirely unique drophashes when compared</text:span></text:p>
      <text:p text:style-name="P1">- <text:span text:style-name="T3">Occupancy: A tile may only have a limited number of units; different tiles may be able to carry more units</text:span></text:p>
      <text:p text:style-name="P1">- <text:span text:style-name="T9">Effect: A tile might have an additional effect, I.e a “forest” tile will </text:span><text:span text:style-name="T10">attempt to</text:span><text:span text:style-name="T9"> reset its drophash once every [10] turns</text:span></text:p>
      <text:p text:style-name="P1"/>
      <text:p text:style-name="P1"><text:span text:style-name="T1">Card</text:span><text:span text:style-name="T2">s</text:span></text:p>
      <text:p text:style-name="P6">An ability or item that can be used by the unit that is carrying it</text:p>
      <text:p text:style-name="P7"><text:span text:style-name="T3">- Source: A card will always have a source. </text:span><text:span text:style-name="T4">The source will be either from the unit or structure that created it, or it will be the tile that produced it</text:span></text:p>
      <text:p text:style-name="P6">- Type: A card will always have a type. Cards may come in the following categories: resource, unit, structure, effect</text:p>
      <text:p text:style-name="P1">- <text:span text:style-name="T3">Use: Depending on the card type, the use will be different, I.e, a “wood resource” card can be used at a “mill” structure to refine it into a different kind of card, or a “bridge structure” card can be used to create a bridge over water, </text:span><text:span text:style-name="T4">or an “archer unit” can be used to create an archer specialty unit</text:span></text:p>
      <text:p text:style-name="P1">- <text:span text:style-name="T4">Size: Certain cards will be more valuable than others, and require more inventory space to carry</text:span></text:p>
      <text:p text:style-name="P1"/>
      <text:p text:style-name="P3">Structures</text:p>
      <text:p text:style-name="P5"><text:soft-page-break/>A buildable <text:span text:style-name="T5">tile modification</text:span></text:p>
      <text:p text:style-name="P5">- <text:span text:style-name="T5">Effect: a structure has a purpose. Some are as simple as increasing a tile’s occupancy, I.e a “bridge” can increase a water tile to a non-zero occupancy. Other tiles may have effects like increase a unit’s sight value. Some tiles may be used as resource converters, I.e a “mill” can convert “wood resource” cards into “trap structure”, “bridge structure”, etc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2-04T15:14:01.112000000</dc:date>
    <meta:editing-duration>PT17H40M29S</meta:editing-duration>
    <meta:editing-cycles>11</meta:editing-cycles>
    <meta:document-statistic meta:table-count="0" meta:image-count="0" meta:object-count="0" meta:page-count="2" meta:paragraph-count="30" meta:word-count="577" meta:character-count="3231" meta:non-whitespace-character-count="2684"/>
  </office:meta>
</office:document-meta>
</file>